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Handwriting" fo:font-size="12pt" officeooo:paragraph-rsid="00e6a7f5" style:font-size-asian="12pt" style:font-size-complex="12pt"/>
    </style:style>
    <style:style style:name="P2" style:family="paragraph" style:parent-style-name="Standard_20__28_user_29_">
      <style:text-properties style:font-name="Handwriting" fo:font-size="12pt" fo:font-style="normal" officeooo:rsid="00df111a" officeooo:paragraph-rsid="00e6a7f5" style:font-size-asian="12pt" style:font-style-asian="normal" style:font-size-complex="12pt" style:font-style-complex="normal"/>
    </style:style>
    <style:style style:name="P3" style:family="paragraph" style:parent-style-name="Standard">
      <style:text-properties style:font-name="Handwriting" fo:font-size="12pt" fo:font-weight="bold" officeooo:rsid="00926d74" officeooo:paragraph-rsid="00926d74" style:font-size-asian="12pt" style:font-weight-asian="bold" style:font-size-complex="12pt" style:font-weight-complex="bold"/>
    </style:style>
    <style:style style:name="P4" style:family="paragraph" style:parent-style-name="Standard">
      <style:text-properties style:font-name="Handwriting" fo:font-size="12pt" fo:font-style="italic" officeooo:paragraph-rsid="008f7e89" style:font-size-asian="12pt" style:font-style-asian="italic" style:font-size-complex="12pt" style:font-style-complex="italic"/>
    </style:style>
    <style:style style:name="P5" style:family="paragraph" style:parent-style-name="Standard">
      <style:text-properties style:font-name="Handwriting" fo:font-size="12pt" fo:font-style="italic" officeooo:rsid="008f7e89" officeooo:paragraph-rsid="008f7e89" style:font-size-asian="12pt" style:font-style-asian="italic" style:font-size-complex="12pt" style:font-style-complex="italic"/>
    </style:style>
    <style:style style:name="P6" style:family="paragraph" style:parent-style-name="Standard">
      <style:text-properties style:font-name="Handwriting" fo:font-size="12pt" style:font-size-asian="12pt" style:font-size-complex="12pt"/>
    </style:style>
    <style:style style:name="P7" style:family="paragraph" style:parent-style-name="Standard">
      <style:text-properties style:font-name="Handwriting" fo:font-size="12pt" officeooo:rsid="00926d74" officeooo:paragraph-rsid="00926d74" style:font-size-asian="12pt" style:font-size-complex="12pt"/>
    </style:style>
    <style:style style:name="P8" style:family="paragraph" style:parent-style-name="Standard">
      <style:text-properties style:font-name="Handwriting" fo:font-size="12pt" officeooo:paragraph-rsid="00926d74" style:font-size-asian="12pt" style:font-size-complex="12pt"/>
    </style:style>
    <style:style style:name="P9" style:family="paragraph" style:parent-style-name="Standard">
      <style:text-properties style:font-name="Handwriting" fo:font-size="12pt" officeooo:paragraph-rsid="008f7e89" style:font-size-asian="12pt" style:font-size-complex="12pt"/>
    </style:style>
    <style:style style:name="P10" style:family="paragraph" style:parent-style-name="Standard">
      <style:text-properties style:font-name="Handwriting" fo:font-size="12pt" officeooo:rsid="001b7e08" officeooo:paragraph-rsid="001b7e08" style:font-size-asian="12pt" style:font-size-complex="12pt"/>
    </style:style>
    <style:style style:name="P11" style:family="paragraph" style:parent-style-name="Standard">
      <style:text-properties style:font-name="Handwriting" fo:font-size="12pt" officeooo:rsid="001b7e08" officeooo:paragraph-rsid="00890671" style:font-size-asian="12pt" style:font-size-complex="12pt"/>
    </style:style>
    <style:style style:name="P12" style:family="paragraph" style:parent-style-name="Standard">
      <style:text-properties style:font-name="Handwriting" fo:font-size="12pt" officeooo:paragraph-rsid="0040b5ec" style:font-size-asian="12pt" style:font-size-complex="12pt"/>
    </style:style>
    <style:style style:name="P13" style:family="paragraph" style:parent-style-name="Standard">
      <style:text-properties style:font-name="Handwriting" fo:font-size="12pt" officeooo:rsid="0080a840" officeooo:paragraph-rsid="0080a840" style:font-size-asian="12pt" style:font-size-complex="12pt"/>
    </style:style>
    <style:style style:name="P14" style:family="paragraph" style:parent-style-name="Standard">
      <style:text-properties style:font-name="Handwriting" fo:font-size="12pt" officeooo:paragraph-rsid="00983878" style:font-size-asian="12pt" style:font-size-complex="12pt"/>
    </style:style>
    <style:style style:name="P15" style:family="paragraph" style:parent-style-name="Standard">
      <style:text-properties style:font-name="Handwriting" fo:font-size="12pt" officeooo:rsid="001fb5df" officeooo:paragraph-rsid="001fb5df" style:font-size-asian="12pt" style:font-size-complex="12pt"/>
    </style:style>
    <style:style style:name="P16" style:family="paragraph" style:parent-style-name="Standard">
      <style:text-properties style:font-name="Handwriting" fo:font-size="12pt" officeooo:rsid="00830799" officeooo:paragraph-rsid="00830799" style:font-size-asian="12pt" style:font-size-complex="12pt"/>
    </style:style>
    <style:style style:name="P17" style:family="paragraph" style:parent-style-name="Standard">
      <style:text-properties style:font-name="Handwriting" fo:font-size="12pt" officeooo:paragraph-rsid="00830799" style:font-size-asian="12pt" style:font-size-complex="12pt"/>
    </style:style>
    <style:style style:name="P18" style:family="paragraph" style:parent-style-name="Standard">
      <style:text-properties style:font-name="Handwriting" fo:font-size="12pt" officeooo:paragraph-rsid="00833275" style:font-size-asian="12pt" style:font-size-complex="12pt"/>
    </style:style>
    <style:style style:name="P19" style:family="paragraph" style:parent-style-name="Standard">
      <style:text-properties style:font-name="Handwriting" fo:font-size="12pt" officeooo:rsid="00850dba" officeooo:paragraph-rsid="00850dba" style:font-size-asian="12pt" style:font-size-complex="12pt"/>
    </style:style>
    <style:style style:name="P20" style:family="paragraph" style:parent-style-name="Standard">
      <style:text-properties style:font-name="Handwriting" fo:font-size="12pt" officeooo:rsid="0089ef09" officeooo:paragraph-rsid="0089ef09" style:font-size-asian="12pt" style:font-size-complex="12pt"/>
    </style:style>
    <style:style style:name="P21" style:family="paragraph" style:parent-style-name="Standard">
      <style:text-properties style:font-name="Handwriting" fo:font-size="12pt" officeooo:rsid="001acffe" officeooo:paragraph-rsid="00890671" style:font-size-asian="12pt" style:font-size-complex="12pt"/>
    </style:style>
    <style:style style:name="P22" style:family="paragraph" style:parent-style-name="Standard">
      <style:text-properties style:font-name="Handwriting" fo:font-size="12pt" officeooo:rsid="006a233f" officeooo:paragraph-rsid="00890671" style:font-size-asian="12pt" style:font-size-complex="12pt"/>
    </style:style>
    <style:style style:name="P23" style:family="paragraph" style:parent-style-name="Standard">
      <style:text-properties style:font-name="Handwriting" fo:font-size="12pt" officeooo:rsid="0023a440" officeooo:paragraph-rsid="00890671" style:font-size-asian="12pt" style:font-size-complex="12pt"/>
    </style:style>
    <style:style style:name="P24" style:family="paragraph" style:parent-style-name="Standard">
      <style:text-properties style:font-name="Handwriting" fo:font-size="12pt" officeooo:rsid="0087681c" officeooo:paragraph-rsid="00890671" style:font-size-asian="12pt" style:font-size-complex="12pt"/>
    </style:style>
    <style:style style:name="P25" style:family="paragraph" style:parent-style-name="Standard">
      <style:text-properties style:font-name="Handwriting" fo:font-size="12pt" officeooo:rsid="0029372b" officeooo:paragraph-rsid="0029372b" style:font-size-asian="12pt" style:font-size-complex="12pt"/>
    </style:style>
    <style:style style:name="P26" style:family="paragraph" style:parent-style-name="Standard">
      <style:text-properties style:font-name="Handwriting" fo:font-size="12pt" officeooo:rsid="00992e57" officeooo:paragraph-rsid="00983878" style:font-size-asian="12pt" style:font-size-complex="12pt"/>
    </style:style>
    <style:style style:name="P27" style:family="paragraph" style:parent-style-name="Standard">
      <style:text-properties style:font-name="Handwriting" fo:font-size="12pt" officeooo:rsid="00992e57" officeooo:paragraph-rsid="00aa9534" style:font-size-asian="12pt" style:font-size-complex="12pt"/>
    </style:style>
    <style:style style:name="P28" style:family="paragraph" style:parent-style-name="Standard">
      <style:text-properties style:font-name="Handwriting" fo:font-size="12pt" officeooo:rsid="00992e57" officeooo:paragraph-rsid="00ac5054" style:font-size-asian="12pt" style:font-size-complex="12pt"/>
    </style:style>
    <style:style style:name="P29" style:family="paragraph" style:parent-style-name="Standard">
      <style:text-properties style:font-name="Handwriting" fo:font-size="12pt" officeooo:paragraph-rsid="00ac5054" style:font-size-asian="12pt" style:font-size-complex="12pt"/>
    </style:style>
    <style:style style:name="P30" style:family="paragraph" style:parent-style-name="Standard">
      <style:text-properties style:font-name="Handwriting" fo:font-size="12pt" officeooo:rsid="00adda91" officeooo:paragraph-rsid="00adda91" style:font-size-asian="12pt" style:font-size-complex="12pt"/>
    </style:style>
    <style:style style:name="P31" style:family="paragraph" style:parent-style-name="Standard">
      <style:text-properties style:font-name="Handwriting" fo:font-size="12pt" officeooo:rsid="00c79665" officeooo:paragraph-rsid="00dc1436" style:font-size-asian="12pt" style:font-size-complex="12pt"/>
    </style:style>
    <style:style style:name="P32" style:family="paragraph" style:parent-style-name="Standard">
      <style:text-properties style:font-name="Handwriting" fo:font-size="12pt" officeooo:rsid="004cf304" officeooo:paragraph-rsid="00983878" style:font-size-asian="12pt" style:font-size-complex="12pt"/>
    </style:style>
    <style:style style:name="P33" style:family="paragraph" style:parent-style-name="Standard">
      <style:text-properties style:font-name="Handwriting" fo:font-size="12pt" officeooo:paragraph-rsid="00cc8410" style:font-size-asian="12pt" style:font-size-complex="12pt"/>
    </style:style>
    <style:style style:name="P34" style:family="paragraph" style:parent-style-name="Standard">
      <style:text-properties style:font-name="Handwriting" fo:font-size="12pt" officeooo:paragraph-rsid="00cf0c39" style:font-size-asian="12pt" style:font-size-complex="12pt"/>
    </style:style>
    <style:style style:name="P35" style:family="paragraph" style:parent-style-name="Standard">
      <style:text-properties style:font-name="Handwriting" fo:font-size="12pt" officeooo:paragraph-rsid="00d1d023" style:font-size-asian="12pt" style:font-size-complex="12pt"/>
    </style:style>
    <style:style style:name="P36" style:family="paragraph" style:parent-style-name="Standard">
      <style:text-properties style:font-name="Handwriting" fo:font-size="12pt" officeooo:rsid="00de1a3f" officeooo:paragraph-rsid="00e2801e" style:font-size-asian="12pt" style:font-size-complex="12pt"/>
    </style:style>
    <style:style style:name="P37" style:family="paragraph" style:parent-style-name="Standard">
      <style:text-properties style:font-name="Handwriting" fo:font-size="12pt" officeooo:rsid="00de1a3f" officeooo:paragraph-rsid="011b728d" style:font-size-asian="12pt" style:font-size-complex="12pt"/>
    </style:style>
    <style:style style:name="P38" style:family="paragraph" style:parent-style-name="Standard">
      <style:text-properties style:font-name="Handwriting" fo:font-size="12pt" officeooo:paragraph-rsid="00e2801e" style:font-size-asian="12pt" style:font-size-complex="12pt"/>
    </style:style>
    <style:style style:name="P39" style:family="paragraph" style:parent-style-name="Standard">
      <style:text-properties style:font-name="Handwriting" fo:font-size="12pt" officeooo:paragraph-rsid="00ec0f55" style:font-size-asian="12pt" style:font-size-complex="12pt"/>
    </style:style>
    <style:style style:name="P40" style:family="paragraph" style:parent-style-name="Standard">
      <style:text-properties style:font-name="Handwriting" fo:font-size="12pt" officeooo:paragraph-rsid="00f78458" style:font-size-asian="12pt" style:font-size-complex="12pt"/>
    </style:style>
    <style:style style:name="P41" style:family="paragraph" style:parent-style-name="Standard">
      <style:text-properties style:font-name="Handwriting" fo:font-size="12pt" officeooo:rsid="00f78458" officeooo:paragraph-rsid="00f78458" style:font-size-asian="12pt" style:font-size-complex="12pt"/>
    </style:style>
    <style:style style:name="P42" style:family="paragraph" style:parent-style-name="Standard">
      <style:text-properties style:font-name="Handwriting" fo:font-size="12pt" officeooo:rsid="010c93a1" officeooo:paragraph-rsid="010c93a1" style:font-size-asian="12pt" style:font-size-complex="12pt"/>
    </style:style>
    <style:style style:name="P43" style:family="paragraph" style:parent-style-name="Standard">
      <style:text-properties style:font-name="Handwriting" fo:font-size="12pt" officeooo:rsid="0110603e" officeooo:paragraph-rsid="0110603e" style:font-size-asian="12pt" style:font-size-complex="12pt"/>
    </style:style>
    <style:style style:name="P44" style:family="paragraph" style:parent-style-name="Standard">
      <style:text-properties style:font-name="Handwriting" fo:font-size="12pt" fo:font-style="normal" officeooo:rsid="00ac5054" officeooo:paragraph-rsid="00ac5054" style:font-size-asian="12pt" style:font-style-asian="normal" style:font-size-complex="12pt" style:font-style-complex="normal"/>
    </style:style>
    <style:style style:name="P45" style:family="paragraph" style:parent-style-name="Standard">
      <style:text-properties style:font-name="Handwriting" fo:font-size="12pt" fo:font-style="normal" officeooo:rsid="00b3450d" officeooo:paragraph-rsid="00ac5054" style:font-size-asian="12pt" style:font-style-asian="normal" style:font-size-complex="12pt" style:font-style-complex="normal"/>
    </style:style>
    <style:style style:name="P46" style:family="paragraph" style:parent-style-name="Standard">
      <style:text-properties style:font-name="Handwriting" fo:font-size="12pt" fo:font-style="normal" officeooo:rsid="00c321f9" officeooo:paragraph-rsid="00adda91" style:font-size-asian="12pt" style:font-style-asian="normal" style:font-size-complex="12pt" style:font-style-complex="normal"/>
    </style:style>
    <style:style style:name="P47" style:family="paragraph" style:parent-style-name="Standard">
      <style:text-properties style:font-name="Handwriting" fo:font-size="12pt" fo:font-style="normal" officeooo:rsid="00cd15bf" officeooo:paragraph-rsid="00cc8410" style:font-size-asian="12pt" style:font-style-asian="normal" style:font-size-complex="12pt" style:font-style-complex="normal"/>
    </style:style>
    <style:style style:name="P48" style:family="paragraph" style:parent-style-name="Standard">
      <style:text-properties style:font-name="Handwriting" fo:font-size="12pt" fo:font-style="normal" officeooo:rsid="00cf1b02" officeooo:paragraph-rsid="00cf0c39" style:font-size-asian="12pt" style:font-style-asian="normal" style:font-size-complex="12pt" style:font-style-complex="normal"/>
    </style:style>
    <style:style style:name="P49" style:family="paragraph" style:parent-style-name="Standard">
      <style:text-properties style:font-name="Handwriting" fo:font-size="12pt" fo:font-style="normal" officeooo:rsid="00d1d023" officeooo:paragraph-rsid="00d1d023" style:font-size-asian="12pt" style:font-style-asian="normal" style:font-size-complex="12pt" style:font-style-complex="normal"/>
    </style:style>
    <style:style style:name="P50" style:family="paragraph" style:parent-style-name="Standard">
      <style:text-properties style:font-name="Handwriting" fo:font-size="12pt" fo:font-style="normal" officeooo:rsid="00d63414" officeooo:paragraph-rsid="00d1d023" style:font-size-asian="12pt" style:font-style-asian="normal" style:font-size-complex="12pt" style:font-style-complex="normal"/>
    </style:style>
    <style:style style:name="P51" style:family="paragraph" style:parent-style-name="Standard">
      <style:text-properties style:font-name="Handwriting" fo:font-size="12pt" fo:font-style="normal" officeooo:rsid="00669763" officeooo:paragraph-rsid="00d1d023" style:font-size-asian="12pt" style:font-style-asian="normal" style:font-size-complex="12pt" style:font-style-complex="normal"/>
    </style:style>
    <style:style style:name="P52" style:family="paragraph" style:parent-style-name="Standard">
      <style:text-properties style:font-name="Handwriting" fo:font-size="12pt" fo:font-style="normal" officeooo:rsid="00669763" officeooo:paragraph-rsid="00669763" style:font-size-asian="12pt" style:font-style-asian="normal" style:font-size-complex="12pt" style:font-style-complex="normal"/>
    </style:style>
    <style:style style:name="P53" style:family="paragraph" style:parent-style-name="Standard">
      <style:text-properties style:font-name="Handwriting" fo:font-size="12pt" fo:font-style="normal" officeooo:rsid="00de1a3f" officeooo:paragraph-rsid="00de1a3f" style:font-size-asian="12pt" style:font-style-asian="normal" style:font-size-complex="12pt" style:font-style-complex="normal"/>
    </style:style>
    <style:style style:name="P54" style:family="paragraph" style:parent-style-name="Standard">
      <style:text-properties style:font-name="Handwriting" fo:font-size="12pt" fo:font-style="normal" officeooo:rsid="00e67053" officeooo:paragraph-rsid="00e67053" style:font-size-asian="12pt" style:font-style-asian="normal" style:font-size-complex="12pt" style:font-style-complex="normal"/>
    </style:style>
    <style:style style:name="P55" style:family="paragraph" style:parent-style-name="Standard">
      <style:text-properties style:font-name="Handwriting" fo:font-size="12pt" fo:font-style="normal" officeooo:rsid="00e88d42" officeooo:paragraph-rsid="00e88d42" style:font-size-asian="12pt" style:font-style-asian="normal" style:font-size-complex="12pt" style:font-style-complex="normal"/>
    </style:style>
    <style:style style:name="P56" style:family="paragraph" style:parent-style-name="Standard">
      <style:text-properties style:font-name="Handwriting" fo:font-size="12pt" fo:font-style="normal" officeooo:rsid="00efb7a2" officeooo:paragraph-rsid="00ec0f55" style:font-size-asian="12pt" style:font-style-asian="normal" style:font-size-complex="12pt" style:font-style-complex="normal"/>
    </style:style>
    <style:style style:name="P57" style:family="paragraph" style:parent-style-name="Standard">
      <style:text-properties style:font-name="Handwriting" fo:font-size="12pt" fo:font-style="normal" officeooo:rsid="00f420e0" officeooo:paragraph-rsid="00ec0f55" style:font-size-asian="12pt" style:font-style-asian="normal" style:font-size-complex="12pt" style:font-style-complex="normal"/>
    </style:style>
    <style:style style:name="P58" style:family="paragraph" style:parent-style-name="Standard">
      <style:text-properties style:font-name="Handwriting" fo:font-size="12pt" fo:font-style="normal" officeooo:rsid="00f78458" officeooo:paragraph-rsid="00f78458" style:font-size-asian="12pt" style:font-style-asian="normal" style:font-size-complex="12pt" style:font-style-complex="normal"/>
    </style:style>
    <style:style style:name="P59" style:family="paragraph" style:parent-style-name="Standard">
      <style:text-properties style:font-name="Handwriting" fo:font-size="12pt" fo:font-style="normal" officeooo:rsid="00fd3807" officeooo:paragraph-rsid="00f78458" style:font-size-asian="12pt" style:font-style-asian="normal" style:font-size-complex="12pt" style:font-style-complex="normal"/>
    </style:style>
    <style:style style:name="P60" style:family="paragraph" style:parent-style-name="Standard">
      <style:text-properties officeooo:paragraph-rsid="00e67053"/>
    </style:style>
    <style:style style:name="P61" style:family="paragraph" style:parent-style-name="Standard">
      <style:text-properties officeooo:paragraph-rsid="00f78458"/>
    </style:style>
    <style:style style:name="T1" style:family="text">
      <style:text-properties officeooo:rsid="001b7e08"/>
    </style:style>
    <style:style style:name="T2" style:family="text">
      <style:text-properties officeooo:rsid="0024c1db"/>
    </style:style>
    <style:style style:name="T3" style:family="text">
      <style:text-properties officeooo:rsid="003f6425"/>
    </style:style>
    <style:style style:name="T4" style:family="text">
      <style:text-properties officeooo:rsid="003f7222"/>
    </style:style>
    <style:style style:name="T5" style:family="text">
      <style:text-properties officeooo:rsid="004953a7"/>
    </style:style>
    <style:style style:name="T6" style:family="text">
      <style:text-properties fo:font-style="italic" officeooo:rsid="00ab01af" style:font-style-asian="italic" style:font-style-complex="italic"/>
    </style:style>
    <style:style style:name="T7" style:family="text">
      <style:text-properties fo:font-style="italic" officeooo:rsid="00cc841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8f7e89" style:font-style-asian="italic" style:font-weight-asian="normal" style:font-style-complex="italic" style:font-weight-complex="normal"/>
    </style:style>
    <style:style style:name="T10" style:family="text">
      <style:text-properties fo:font-style="italic" fo:font-weight="normal" officeooo:rsid="00926d74" style:font-style-asian="italic" style:font-weight-asian="normal" style:font-style-complex="italic" style:font-weight-complex="normal"/>
    </style:style>
    <style:style style:name="T11" style:family="text">
      <style:text-properties fo:font-style="italic" fo:font-weight="normal" officeooo:rsid="00929c13" style:font-style-asian="italic" style:font-weight-asian="normal" style:font-style-complex="italic" style:font-weight-complex="normal"/>
    </style:style>
    <style:style style:name="T12" style:family="text">
      <style:text-properties fo:font-style="italic" fo:font-weight="normal" officeooo:rsid="00939a81" style:font-style-asian="italic" style:font-weight-asian="normal" style:font-style-complex="italic" style:font-weight-complex="normal"/>
    </style:style>
    <style:style style:name="T13" style:family="text">
      <style:text-properties fo:font-style="italic" fo:font-weight="normal" officeooo:rsid="0087681c" style:font-style-asian="italic" style:font-weight-asian="normal" style:font-style-complex="italic" style:font-weight-complex="normal"/>
    </style:style>
    <style:style style:name="T14" style:family="text">
      <style:text-properties fo:font-style="italic" fo:font-weight="normal" officeooo:rsid="0090f3d6" style:font-style-asian="italic" style:font-weight-asian="normal" style:font-style-complex="italic" style:font-weight-complex="normal"/>
    </style:style>
    <style:style style:name="T15" style:family="text">
      <style:text-properties fo:font-style="italic" fo:font-weight="normal" officeooo:rsid="0079faf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ab01af" style:font-style-asian="normal" style:font-style-complex="normal"/>
    </style:style>
    <style:style style:name="T18" style:family="text">
      <style:text-properties fo:font-style="normal" officeooo:rsid="00ab24c9" style:font-style-asian="normal" style:font-style-complex="normal"/>
    </style:style>
    <style:style style:name="T19" style:family="text">
      <style:text-properties fo:font-style="normal" officeooo:rsid="00ac5054" style:font-style-asian="normal" style:font-style-complex="normal"/>
    </style:style>
    <style:style style:name="T20" style:family="text">
      <style:text-properties fo:font-style="normal" officeooo:rsid="00af9bee" style:font-style-asian="normal" style:font-style-complex="normal"/>
    </style:style>
    <style:style style:name="T21" style:family="text">
      <style:text-properties fo:font-style="normal" officeooo:rsid="00b87e1b" style:font-style-asian="normal" style:font-style-complex="normal"/>
    </style:style>
    <style:style style:name="T22" style:family="text">
      <style:text-properties fo:font-style="normal" officeooo:rsid="00b8c9b3" style:font-style-asian="normal" style:font-style-complex="normal"/>
    </style:style>
    <style:style style:name="T23" style:family="text">
      <style:text-properties fo:font-style="normal" officeooo:rsid="00ba6ac1" style:font-style-asian="normal" style:font-style-complex="normal"/>
    </style:style>
    <style:style style:name="T24" style:family="text">
      <style:text-properties fo:font-style="normal" officeooo:rsid="00bb078a" style:font-style-asian="normal" style:font-style-complex="normal"/>
    </style:style>
    <style:style style:name="T25" style:family="text">
      <style:text-properties fo:font-style="normal" officeooo:rsid="00bc1d5b" style:font-style-asian="normal" style:font-style-complex="normal"/>
    </style:style>
    <style:style style:name="T26" style:family="text">
      <style:text-properties fo:font-style="normal" officeooo:rsid="00bd859f" style:font-style-asian="normal" style:font-style-complex="normal"/>
    </style:style>
    <style:style style:name="T27" style:family="text">
      <style:text-properties fo:font-style="normal" officeooo:rsid="00c321f9" style:font-style-asian="normal" style:font-style-complex="normal"/>
    </style:style>
    <style:style style:name="T28" style:family="text">
      <style:text-properties fo:font-style="normal" officeooo:rsid="00c98069" style:font-style-asian="normal" style:font-style-complex="normal"/>
    </style:style>
    <style:style style:name="T29" style:family="text">
      <style:text-properties fo:font-style="normal" officeooo:rsid="00dc1436" style:font-style-asian="normal" style:font-style-complex="normal"/>
    </style:style>
    <style:style style:name="T30" style:family="text">
      <style:text-properties fo:font-style="normal" officeooo:rsid="00dd9cde" style:font-style-asian="normal" style:font-style-complex="normal"/>
    </style:style>
    <style:style style:name="T31" style:family="text">
      <style:text-properties fo:font-style="normal" officeooo:rsid="00669763" style:font-style-asian="normal" style:font-style-complex="normal"/>
    </style:style>
    <style:style style:name="T32" style:family="text">
      <style:text-properties fo:font-style="normal" officeooo:rsid="00df111a" style:font-style-asian="normal" style:font-style-complex="normal"/>
    </style:style>
    <style:style style:name="T33" style:family="text">
      <style:text-properties fo:font-style="normal" officeooo:rsid="00e08fe4" style:font-style-asian="normal" style:font-style-complex="normal"/>
    </style:style>
    <style:style style:name="T34" style:family="text">
      <style:text-properties fo:font-style="normal" officeooo:rsid="00e182b7" style:font-style-asian="normal" style:font-style-complex="normal"/>
    </style:style>
    <style:style style:name="T35" style:family="text">
      <style:text-properties fo:font-style="normal" officeooo:rsid="00e2801e" style:font-style-asian="normal" style:font-style-complex="normal"/>
    </style:style>
    <style:style style:name="T36" style:family="text">
      <style:text-properties fo:font-style="normal" officeooo:rsid="00e34e9c" style:font-style-asian="normal" style:font-style-complex="normal"/>
    </style:style>
    <style:style style:name="T37" style:family="text">
      <style:text-properties fo:font-style="normal" officeooo:rsid="00e67053" style:font-style-asian="normal" style:font-style-complex="normal"/>
    </style:style>
    <style:style style:name="T38" style:family="text">
      <style:text-properties fo:font-style="normal" officeooo:rsid="00adda91" style:font-style-asian="normal" style:font-style-complex="normal"/>
    </style:style>
    <style:style style:name="T39" style:family="text">
      <style:text-properties fo:font-style="normal" officeooo:rsid="00af3934" style:font-style-asian="normal" style:font-style-complex="normal"/>
    </style:style>
    <style:style style:name="T40" style:family="text">
      <style:text-properties fo:font-style="normal" officeooo:rsid="00b61489" style:font-style-asian="normal" style:font-style-complex="normal"/>
    </style:style>
    <style:style style:name="T41" style:family="text">
      <style:text-properties fo:font-style="normal" officeooo:rsid="00b21f5e" style:font-style-asian="normal" style:font-style-complex="normal"/>
    </style:style>
    <style:style style:name="T42" style:family="text">
      <style:text-properties fo:font-style="normal" officeooo:rsid="00b3450d" style:font-style-asian="normal" style:font-style-complex="normal"/>
    </style:style>
    <style:style style:name="T43" style:family="text">
      <style:text-properties fo:font-style="normal" officeooo:rsid="00b8609b" style:font-style-asian="normal" style:font-style-complex="normal"/>
    </style:style>
    <style:style style:name="T44" style:family="text">
      <style:text-properties fo:font-style="normal" officeooo:rsid="00cc8410" style:font-style-asian="normal" style:font-style-complex="normal"/>
    </style:style>
    <style:style style:name="T45" style:family="text">
      <style:text-properties fo:font-style="normal" officeooo:rsid="00cd15bf" style:font-style-asian="normal" style:font-style-complex="normal"/>
    </style:style>
    <style:style style:name="T46" style:family="text">
      <style:text-properties fo:font-style="normal" officeooo:rsid="00cf1b02" style:font-style-asian="normal" style:font-style-complex="normal"/>
    </style:style>
    <style:style style:name="T47" style:family="text">
      <style:text-properties fo:font-style="normal" officeooo:rsid="00d79b43" style:font-style-asian="normal" style:font-style-complex="normal"/>
    </style:style>
    <style:style style:name="T48" style:family="text">
      <style:text-properties fo:font-style="normal" officeooo:rsid="00cf0c39" style:font-style-asian="normal" style:font-style-complex="normal"/>
    </style:style>
    <style:style style:name="T49" style:family="text">
      <style:text-properties fo:font-style="normal" officeooo:rsid="00d23de8" style:font-style-asian="normal" style:font-style-complex="normal"/>
    </style:style>
    <style:style style:name="T50" style:family="text">
      <style:text-properties fo:font-style="normal" officeooo:rsid="00d1d023" style:font-style-asian="normal" style:font-style-complex="normal"/>
    </style:style>
    <style:style style:name="T51" style:family="text">
      <style:text-properties fo:font-style="normal" officeooo:rsid="00d3d1db" style:font-style-asian="normal" style:font-style-complex="normal"/>
    </style:style>
    <style:style style:name="T52" style:family="text">
      <style:text-properties fo:font-style="normal" officeooo:rsid="00d46ee2" style:font-style-asian="normal" style:font-style-complex="normal"/>
    </style:style>
    <style:style style:name="T53" style:family="text">
      <style:text-properties fo:font-style="normal" officeooo:rsid="00d66ca4" style:font-style-asian="normal" style:font-style-complex="normal"/>
    </style:style>
    <style:style style:name="T54" style:family="text">
      <style:text-properties fo:font-style="normal" officeooo:rsid="00d58bb3" style:font-style-asian="normal" style:font-style-complex="normal"/>
    </style:style>
    <style:style style:name="T55" style:family="text">
      <style:text-properties fo:font-style="normal" officeooo:rsid="00d63414" style:font-style-asian="normal" style:font-style-complex="normal"/>
    </style:style>
    <style:style style:name="T56" style:family="text">
      <style:text-properties fo:font-style="normal" officeooo:rsid="00da2f18" style:font-style-asian="normal" style:font-style-complex="normal"/>
    </style:style>
    <style:style style:name="T57" style:family="text">
      <style:text-properties fo:font-style="normal" officeooo:rsid="00d8da1b" style:font-style-asian="normal" style:font-style-complex="normal"/>
    </style:style>
    <style:style style:name="T58" style:family="text">
      <style:text-properties fo:font-style="normal" officeooo:rsid="0104c710" style:font-style-asian="normal" style:font-style-complex="normal"/>
    </style:style>
    <style:style style:name="T59" style:family="text">
      <style:text-properties fo:font-style="normal" officeooo:rsid="00ea4439" style:font-style-asian="normal" style:font-style-complex="normal"/>
    </style:style>
    <style:style style:name="T60" style:family="text">
      <style:text-properties fo:font-style="normal" officeooo:rsid="00ec0f55" style:font-style-asian="normal" style:font-style-complex="normal"/>
    </style:style>
    <style:style style:name="T61" style:family="text">
      <style:text-properties fo:font-style="normal" officeooo:rsid="00ede789" style:font-style-asian="normal" style:font-style-complex="normal"/>
    </style:style>
    <style:style style:name="T62" style:family="text">
      <style:text-properties fo:font-style="normal" officeooo:rsid="00eeb25a" style:font-style-asian="normal" style:font-style-complex="normal"/>
    </style:style>
    <style:style style:name="T63" style:family="text">
      <style:text-properties fo:font-style="normal" officeooo:rsid="00efb7a2" style:font-style-asian="normal" style:font-style-complex="normal"/>
    </style:style>
    <style:style style:name="T64" style:family="text">
      <style:text-properties fo:font-style="normal" officeooo:rsid="00f0e75b" style:font-style-asian="normal" style:font-style-complex="normal"/>
    </style:style>
    <style:style style:name="T65" style:family="text">
      <style:text-properties fo:font-style="normal" officeooo:rsid="00f420e0" style:font-style-asian="normal" style:font-style-complex="normal"/>
    </style:style>
    <style:style style:name="T66" style:family="text">
      <style:text-properties fo:font-style="normal" officeooo:rsid="00f5f741" style:font-style-asian="normal" style:font-style-complex="normal"/>
    </style:style>
    <style:style style:name="T67" style:family="text">
      <style:text-properties fo:font-style="normal" officeooo:rsid="00f78458" style:font-style-asian="normal" style:font-style-complex="normal"/>
    </style:style>
    <style:style style:name="T68" style:family="text">
      <style:text-properties fo:font-style="normal" officeooo:rsid="00f7ac82" style:font-style-asian="normal" style:font-style-complex="normal"/>
    </style:style>
    <style:style style:name="T69" style:family="text">
      <style:text-properties fo:font-style="normal" officeooo:rsid="00f8a227" style:font-style-asian="normal" style:font-style-complex="normal"/>
    </style:style>
    <style:style style:name="T70" style:family="text">
      <style:text-properties fo:font-style="normal" officeooo:rsid="00f9ecf3" style:font-style-asian="normal" style:font-style-complex="normal"/>
    </style:style>
    <style:style style:name="T71" style:family="text">
      <style:text-properties fo:font-style="normal" officeooo:rsid="00fb2cc8" style:font-style-asian="normal" style:font-style-complex="normal"/>
    </style:style>
    <style:style style:name="T72" style:family="text">
      <style:text-properties fo:font-style="normal" officeooo:rsid="00fb6491" style:font-style-asian="normal" style:font-style-complex="normal"/>
    </style:style>
    <style:style style:name="T73" style:family="text">
      <style:text-properties fo:font-style="normal" officeooo:rsid="00fd3807" style:font-style-asian="normal" style:font-style-complex="normal"/>
    </style:style>
    <style:style style:name="T74" style:family="text">
      <style:text-properties fo:font-style="normal" officeooo:rsid="011b728d" style:font-style-asian="normal" style:font-style-complex="normal"/>
    </style:style>
    <style:style style:name="T75" style:family="text">
      <style:text-properties fo:font-style="normal" officeooo:rsid="0127c2d2"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833275" style:font-weight-asian="bold" style:font-weight-complex="bold"/>
    </style:style>
    <style:style style:name="T78" style:family="text">
      <style:text-properties fo:font-weight="bold" officeooo:rsid="00830799" style:font-weight-asian="bold" style:font-weight-complex="bold"/>
    </style:style>
    <style:style style:name="T79" style:family="text">
      <style:text-properties officeooo:rsid="006d7b2e"/>
    </style:style>
    <style:style style:name="T80" style:family="text">
      <style:text-properties officeooo:rsid="00850dba"/>
    </style:style>
    <style:style style:name="T81" style:family="text">
      <style:text-properties officeooo:rsid="0042fc8b"/>
    </style:style>
    <style:style style:name="T82" style:family="text">
      <style:text-properties officeooo:rsid="0069ade1"/>
    </style:style>
    <style:style style:name="T83" style:family="text">
      <style:text-properties officeooo:rsid="006d3577"/>
    </style:style>
    <style:style style:name="T84" style:family="text">
      <style:text-properties officeooo:rsid="006ac695"/>
    </style:style>
    <style:style style:name="T85" style:family="text">
      <style:text-properties officeooo:rsid="0072d282"/>
    </style:style>
    <style:style style:name="T86" style:family="text">
      <style:text-properties officeooo:rsid="007029c8"/>
    </style:style>
    <style:style style:name="T87" style:family="text">
      <style:text-properties fo:font-weight="normal" style:font-weight-asian="normal" style:font-weight-complex="normal"/>
    </style:style>
    <style:style style:name="T88" style:family="text">
      <style:text-properties fo:font-weight="normal" officeooo:rsid="008b6c0e" style:font-weight-asian="normal" style:font-weight-complex="normal"/>
    </style:style>
    <style:style style:name="T89" style:family="text">
      <style:text-properties fo:font-weight="normal" officeooo:rsid="008f7e89" style:font-weight-asian="normal" style:font-weight-complex="normal"/>
    </style:style>
    <style:style style:name="T90" style:family="text">
      <style:text-properties fo:font-weight="normal" officeooo:rsid="0079faf4" style:font-weight-asian="normal" style:font-weight-complex="normal"/>
    </style:style>
    <style:style style:name="T91" style:family="text">
      <style:text-properties fo:font-weight="normal" officeooo:rsid="0090678a" style:font-weight-asian="normal" style:font-weight-complex="normal"/>
    </style:style>
    <style:style style:name="T92" style:family="text">
      <style:text-properties fo:font-weight="normal" officeooo:rsid="007a3d40" style:font-weight-asian="normal" style:font-weight-complex="normal"/>
    </style:style>
    <style:style style:name="T93" style:family="text">
      <style:text-properties fo:font-weight="normal" officeooo:rsid="007ae0a5" style:font-weight-asian="normal" style:font-weight-complex="normal"/>
    </style:style>
    <style:style style:name="T94" style:family="text">
      <style:text-properties fo:font-weight="normal" officeooo:rsid="0093ff98" style:font-weight-asian="normal" style:font-weight-complex="normal"/>
    </style:style>
    <style:style style:name="T95" style:family="text">
      <style:text-properties officeooo:rsid="008f7e89"/>
    </style:style>
    <style:style style:name="T96" style:family="text">
      <style:text-properties officeooo:rsid="00a4c643"/>
    </style:style>
    <style:style style:name="T97" style:family="text">
      <style:text-properties officeooo:rsid="00a561be"/>
    </style:style>
    <style:style style:name="T98" style:family="text">
      <style:text-properties officeooo:rsid="00a5f139"/>
    </style:style>
    <style:style style:name="T99" style:family="text">
      <style:text-properties officeooo:rsid="00a76e5e"/>
    </style:style>
    <style:style style:name="T100" style:family="text">
      <style:text-properties officeooo:rsid="00a937d2"/>
    </style:style>
    <style:style style:name="T101" style:family="text">
      <style:text-properties officeooo:rsid="00aa9534"/>
    </style:style>
    <style:style style:name="T102" style:family="text">
      <style:text-properties officeooo:rsid="00ab01af"/>
    </style:style>
    <style:style style:name="T103" style:family="text">
      <style:text-properties officeooo:rsid="00ac5054"/>
    </style:style>
    <style:style style:name="T104" style:family="text">
      <style:text-properties officeooo:rsid="00b21f5e"/>
    </style:style>
    <style:style style:name="T105" style:family="text">
      <style:text-properties officeooo:rsid="00b61489"/>
    </style:style>
    <style:style style:name="T106" style:family="text">
      <style:text-properties officeooo:rsid="00db7052"/>
    </style:style>
    <style:style style:name="T107" style:family="text">
      <style:text-properties officeooo:rsid="00f04484"/>
    </style:style>
    <style:style style:name="T108" style:family="text">
      <style:text-properties officeooo:rsid="00a5a5da"/>
    </style:style>
    <style:style style:name="T109" style:family="text">
      <style:text-properties officeooo:rsid="00eb47e1"/>
    </style:style>
    <style:style style:name="T110" style:family="text">
      <style:text-properties officeooo:rsid="00efe3ad"/>
    </style:style>
    <style:style style:name="T111" style:family="text">
      <style:text-properties officeooo:rsid="0069e185"/>
    </style:style>
    <style:style style:name="T112" style:family="text">
      <style:text-properties officeooo:rsid="0070bfe8"/>
    </style:style>
    <style:style style:name="T113" style:family="text">
      <style:text-properties officeooo:rsid="0089e96f"/>
    </style:style>
    <style:style style:name="T114" style:family="text">
      <style:text-properties officeooo:rsid="00983878"/>
    </style:style>
    <style:style style:name="T115" style:family="text">
      <style:text-properties officeooo:rsid="0081cbfd"/>
    </style:style>
    <style:style style:name="T116" style:family="text">
      <style:text-properties officeooo:rsid="00806393"/>
    </style:style>
    <style:style style:name="T117" style:family="text">
      <style:text-properties officeooo:rsid="0078cca7"/>
    </style:style>
    <style:style style:name="T118" style:family="text">
      <style:text-properties officeooo:rsid="00724d4f"/>
    </style:style>
    <style:style style:name="T119" style:family="text">
      <style:text-properties officeooo:rsid="0071cc01"/>
    </style:style>
    <style:style style:name="T120" style:family="text">
      <style:text-properties officeooo:rsid="00830799"/>
    </style:style>
    <style:style style:name="T121" style:family="text">
      <style:text-properties officeooo:rsid="00833275"/>
    </style:style>
    <style:style style:name="T122" style:family="text">
      <style:text-properties officeooo:rsid="002e4ab7"/>
    </style:style>
    <style:style style:name="T123" style:family="text">
      <style:text-properties officeooo:rsid="004cf304"/>
    </style:style>
    <style:style style:name="T124" style:family="text">
      <style:text-properties officeooo:rsid="00b08ce7"/>
    </style:style>
    <style:style style:name="T125" style:family="text">
      <style:text-properties officeooo:rsid="00992e57"/>
    </style:style>
    <style:style style:name="T126" style:family="text">
      <style:text-properties officeooo:rsid="009f474e"/>
    </style:style>
    <style:style style:name="T127" style:family="text">
      <style:text-properties officeooo:rsid="00a45086"/>
    </style:style>
    <style:style style:name="T128" style:family="text">
      <style:text-properties officeooo:rsid="00c79665"/>
    </style:style>
    <style:style style:name="T129" style:family="text">
      <style:text-properties officeooo:rsid="00caaec8"/>
    </style:style>
    <style:style style:name="T130" style:family="text">
      <style:text-properties officeooo:rsid="00cc8410"/>
    </style:style>
    <style:style style:name="T131" style:family="text">
      <style:text-properties officeooo:rsid="00cab3b6"/>
    </style:style>
    <style:style style:name="T132" style:family="text">
      <style:text-properties officeooo:rsid="0104c710"/>
    </style:style>
    <style:style style:name="T133" style:family="text">
      <style:text-properties style:font-name="Handwriting" fo:font-size="12pt" fo:font-style="normal" officeooo:rsid="00e67053" style:font-size-asian="12pt" style:font-style-asian="normal" style:font-size-complex="12pt" style:font-style-complex="normal"/>
    </style:style>
    <style:style style:name="T134" style:family="text">
      <style:text-properties style:font-name="Handwriting" fo:font-size="12pt" fo:font-style="normal" officeooo:rsid="011d7185" style:font-size-asian="12pt" style:font-style-asian="normal" style:font-size-complex="12pt" style:font-style-complex="normal"/>
    </style:style>
    <style:style style:name="T135" style:family="text">
      <style:text-properties style:font-name="Handwriting" fo:font-size="12pt" fo:font-style="normal" officeooo:rsid="00e6a7f5" style:font-size-asian="12pt" style:font-style-asian="normal" style:font-size-complex="12pt" style:font-style-complex="normal"/>
    </style:style>
    <style:style style:name="T136" style:family="text">
      <style:text-properties style:font-name="Handwriting" fo:font-size="12pt" fo:font-style="normal" officeooo:rsid="00f78458" style:font-size-asian="12pt" style:font-style-asian="normal" style:font-size-complex="12pt" style:font-style-complex="normal"/>
    </style:style>
    <style:style style:name="T137" style:family="text">
      <style:text-properties style:font-name="Handwriting" fo:font-size="12pt" fo:font-style="normal" officeooo:rsid="0121bcf9" style:font-size-asian="12pt" style:font-style-asian="normal" style:font-size-complex="12pt" style:font-style-complex="normal"/>
    </style:style>
    <style:style style:name="T138" style:family="text">
      <style:text-properties style:font-name="Handwriting" fo:font-size="12pt" fo:font-style="normal" officeooo:rsid="00f7ac82" style:font-size-asian="12pt" style:font-style-asian="normal" style:font-size-complex="12pt" style:font-style-complex="normal"/>
    </style:style>
    <style:style style:name="T139" style:family="text">
      <style:text-properties style:font-name="Handwriting" fo:font-size="12pt" fo:font-style="normal" officeooo:rsid="01223e88"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en Iala, the Years Without End</text:p>
      <text:p text:style-name="P4"><text:span text:style-name="T95">Here</text:span><text:span text:style-name="T89"> stands t</text:span><text:span text:style-name="T90">he gateway, The Moment,</text:span></text:p>
      <text:p text:style-name="P7"><text:span text:style-name="T9">W</text:span><text:span text:style-name="T8">here wings give a closing beat</text:span></text:p>
      <text:p text:style-name="P8"><text:span text:style-name="T10">A</text:span><text:span text:style-name="T11">s</text:span><text:span text:style-name="T10"> </text:span><text:span text:style-name="T11">sage</text:span><text:span text:style-name="T10"> and </text:span><text:span text:style-name="T12">fool see</text:span><text:span text:style-name="T10"> level eyed.</text:span></text:p>
      <text:p text:style-name="P5"><text:span text:style-name="T89">H</text:span><text:span text:style-name="T87">ere, the doorstep, </text:span><text:span text:style-name="T91">where </text:span><text:span text:style-name="T87">eternity sleeps,</text:span></text:p>
      <text:p text:style-name="P9"><text:span text:style-name="T11">Trial and joy</text:span><text:span text:style-name="T13"> </text:span><text:span text:style-name="T14">are cast aside</text:span><text:span text:style-name="T15">.</text:span></text:p>
      <text:p text:style-name="P4"><text:span text:style-name="T91">B</text:span><text:span text:style-name="T89">eyond it,</text:span><text:span text:style-name="T90"> </text:span><text:span text:style-name="T92">the endless halls,</text:span><text:span text:style-name="T90"> The Eternal,</text:span></text:p>
      <text:p text:style-name="P4"><text:span text:style-name="T89">W</text:span><text:span text:style-name="T93">here </text:span><text:span text:style-name="T94">they</text:span><text:span text:style-name="T93"> wander evermore</text:span><text:span text:style-name="T90">.</text:span></text:p>
      <text:p text:style-name="P10"/>
      <text:p text:style-name="P12"><text:span text:style-name="T1">Andolem was pulled from </text:span><text:span text:style-name="T79">Mediul</text:span><text:span text:style-name="T1"> when it engulfed the </text:span><text:span text:style-name="T3">universe</text:span><text:span text:style-name="T1">, </text:span><text:span text:style-name="T4">a fragment of time ripped away and placed separate, leaving Mediul to exist before its end. </text:span><text:span text:style-name="T81">The sundering was echoed by the will of Onsinta, and the corpse of Corilya was molded into a </text:span><text:span text:style-name="T5">plane of</text:span><text:span text:style-name="T81"> balance to Andolem. Corilya and Andolem exist in opposition and synergy from this time forth, one a font of energy, the other an endless basin.</text:span></text:p>
      <text:p text:style-name="P12"/>
      <text:p text:style-name="P13"><text:span text:style-name="T81">A</text:span>n excerpt on Andolem’s structure, from Errata - Magic:</text:p>
      <text:p text:style-name="P14"><text:span text:style-name="T82"><text:tab/>“Andolem’s structure is significantly different to that of Mediul. The plane is split into two infinite </text:span><text:span text:style-name="T83">macrocosms</text:span><text:span text:style-name="T82">: Ad Elovii and Hel Viharok. Ad Elovii is analogous to an outer membrane that “observes” the magical energy coming into Andolem from nexus and </text:span><text:span text:style-name="T111">breaks down</text:span><text:span text:style-name="T82"> any matter that enters Andolem. Remember that a nexus has imprinted within it the information of the surrounding Corilyan resonance. As a nexus connects to Andolem, that imprinted 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14"><text:span text:style-name="T82"><text:tab/></text:span><text:span text:style-name="T112">Matter from Mediul that enters Ad Elovii begins to evanesce; </text:span><text:span text:style-name="T113">a process that takes only a few days but often feels like </text:span><text:span text:style-name="T114">millennia.</text:span><text:span text:style-name="T112"> If that matter is connected to a nexus, only the information on the nexus and the pure magical energy that was within the being </text:span><text:span text:style-name="T115">has a chance to</text:span><text:span text:style-name="T116"> </text:span><text:span text:style-name="T112">remain, </text:span><text:span text:style-name="T116">and the process of evanescence in Ad Elovii attempts to destroy even that. A powerful being may retain some of its original persona, though, leading to them being an echo of what they once were, a sentient form of magical energy.</text:span><text:span text:style-name="T112"> </text:span><text:span text:style-name="T117">They no longer have a resonance in Corilya.</text:span><text:span text:style-name="T112"> </text:span><text:span text:style-name="T118">A </text:span><text:span text:style-name="T116">being </text:span><text:span text:style-name="T112">evanesce</text:span><text:span text:style-name="T119">d</text:span><text:span text:style-name="T112"> </text:span><text:span text:style-name="T116">in Ad Elovii </text:span><text:span text:style-name="T112">is able to </text:span><text:span text:style-name="T118">transcend into Hel Viharok</text:span><text:span text:style-name="T112">.</text:span></text:p>
      <text:p text:style-name="P14"><text:span text:style-name="T82"><text:tab/></text:span><text:span text:style-name="T84">Hel Viharok is the section of Andolem that holds all magical energy that passes through Ad Elovii. A wondrous, dark universe spans the infinite </text:span><text:span text:style-name="T85">infinities</text:span><text:span text:style-name="T84"> of Hel Viharok; </text:span><text:span text:style-name="T83">ethereal stars, colorful nebulae, </text:span><text:span text:style-name="T86">and wrathful storms</text:span><text:span text:style-name="T83"> of pure magical energy sit suspended in the dark background. </text:span><text:span text:style-name="T85">Hel Viharok is magically malleable, and many separate realms exist within it. </text:span><text:span text:style-name="T86">This is the final resting place of magical energy.”</text:span></text:p>
      <text:p text:style-name="P15"/>
      <text:p text:style-name="P16">An extension of planar traits for Ad Elovii <text:span text:style-name="T80">and Hel Viharok</text:span>:</text:p>
      <text:p text:style-name="P17"><text:soft-page-break/><text:span text:style-name="T78">Gravity:</text:span><text:span text:style-name="T120"> subjective gravity. Ad Elovii is an ethereal copy of the Material Plane composed of pseudo-substantial magical energy. </text:span><text:span text:style-name="T80">Hel Viharok is completely composed of magical energy.</text:span><text:span text:style-name="T120"> </text:span><text:span text:style-name="T80">Both are</text:span><text:span text:style-name="T120"> more illusion than reality. </text:span><text:span text:style-name="T80">They are</text:span><text:span text:style-name="T120"> realm where the persona dominates rather than the physical form. Thus, movement is subject to the wills of those traveling within it.</text:span></text:p>
      <text:p text:style-name="P18"><text:span text:style-name="T78">Time:</text:span><text:span text:style-name="T120"> timeless. </text:span><text:span text:style-name="T121">While time still seems to pass, the effects of time are </text:span><text:span text:style-name="T80">non-existent.</text:span><text:span text:style-name="T121"> A being does not age, hunger, or thirst in </text:span><text:span text:style-name="T80">Andolem</text:span><text:span text:style-name="T121">. The nature of </text:span><text:span text:style-name="T120">Ad Elovii </text:span><text:span text:style-name="T121">also allows a deeper manipulation of time. The plane</text:span><text:span text:style-name="T120"> observes the memories of the nexus that unite the three central planes and echoes them, </text:span><text:span text:style-name="T121">with the foremost echo tied to the present in the Material Plane. However, the nature of nexus holds information from all space and time allowing the echo of reality to be twisted and unwound. Ad Elovii can be used to witness all points in history as shadowy reveries.</text:span></text:p>
      <text:p text:style-name="P19"><text:span text:style-name="T77">S</text:span><text:span text:style-name="T76">hape:</text:span> infinite. Ad Elovii, like the Mediul, is infinite. Hel Viharok is similarly infinite and contains other infinite realms within it.</text:p>
      <text:p text:style-name="P6"><text:span text:style-name="T76">Morphic trait:</text:span><text:bookmark text:name="highlyMorphic"/> <text:span text:style-name="T80">h</text:span>ighly <text:span text:style-name="T80">m</text:span>orphic. <text:span text:style-name="T80">F</text:span>eatures of <text:span text:style-name="T80">Hel Viharok and Ad Elovii </text:span>change frequently <text:span text:style-name="T80">and are made of magical energy. The plane may</text:span> react dramatically to specific spells, sentient thought, or the force of will.</text:p>
      <text:p text:style-name="P19"><text:span text:style-name="T76">Magical trait:</text:span> enhanced magic. Being a place of pure magical energy, many spells or other magical effects are more powerful and may be easier to cast.</text:p>
      <text:p text:style-name="P20"><text:span text:style-name="T76">Traversal notes</text:span><text:span text:style-name="T87">: instantaneous, normal. For outsiders in Andolem, traversal is the same as that in Mediul. </text:span><text:span text:style-name="T88">Evanesced beings or natives of Andolem can instantaneously travel through Hel Viharok with a thought, and they can travel from Hel Viharok to anywhere in Ad Elovii instantly.</text:span></text:p>
      <text:p text:style-name="P21"/>
      <text:p text:style-name="P21">Who is thrown into the Andolem from its creation?</text:p>
      <text:p text:style-name="P21">Eres</text:p>
      <text:p text:style-name="P21">Vash Bash <text:span text:style-name="T1">with Onsinta</text:span></text:p>
      <text:p text:style-name="P11">Uygun <text:span text:style-name="T2">with Avcolla</text:span></text:p>
      <text:p text:style-name="P11">Rhach Nithos</text:p>
      <text:p text:style-name="P43">Selor</text:p>
      <text:p text:style-name="P22">Artifacts:</text:p>
      <text:p text:style-name="P23">Lasafen – <text:span text:style-name="T106">destroyed, cord of Corilya </text:span><text:span text:style-name="T132">held by Eres</text:span></text:p>
      <text:p text:style-name="P24">Onsinta – <text:span text:style-name="T106">not destroyed</text:span></text:p>
      <text:p text:style-name="P24">Avcolla – <text:span text:style-name="T106">destroyed, turned into Ralun</text:span></text:p>
      <text:p text:style-name="P25"/>
      <text:p text:style-name="P14"><text:span text:style-name="T122">73,000 BBT—</text:span><text:span text:style-name="T123">Living aw</text:span><text:span text:style-name="T114">oke</text:span><text:span text:style-name="T123"> where no living should be: </text:span><text:span text:style-name="T114">d</text:span><text:span text:style-name="T123">arkness without binding or interruption. Then, in an instant, there </text:span><text:span text:style-name="T114">was</text:span><text:span text:style-name="T123"> a light in the dark—the glimmer of Onsinta </text:span><text:span text:style-name="T114">rose</text:span><text:span text:style-name="T123"> from the fingers of Vash Bash the Damned and washe</text:span><text:span text:style-name="T114">d</text:span><text:span text:style-name="T123"> slowly over the face of Eres, the Lady of Uruzil. The blood on the marble shimmer</text:span><text:span text:style-name="T114">ed</text:span><text:span text:style-name="T123"> ruby in the light, pooling around the corpse of </text:span><text:span text:style-name="T114">Ralun</text:span><text:span text:style-name="T123">, the pale spear Lasafen lying in the blood. Eres scramble</text:span><text:span text:style-name="T114">d</text:span><text:span text:style-name="T123"> and slid, her boots scratching on the marble and splashing in the blood of her brother. She grab</text:span><text:span text:style-name="T114">bed</text:span><text:span text:style-name="T123"> Lasafen and brandishe</text:span><text:span text:style-name="T114">d</text:span><text:span text:style-name="T123"> it upwards, but Vash Bash </text:span><text:span text:style-name="T114">was</text:span><text:span text:style-name="T123"> vanished by the power </text:span><text:soft-page-break/><text:span text:style-name="T123">of Onsinta. He </text:span><text:span text:style-name="T114">was</text:span><text:span text:style-name="T123"> gone, and Eres </text:span><text:span text:style-name="T114">was</text:span><text:span text:style-name="T123"> once again plunged into darkness. She st</text:span><text:span text:style-name="T114">ood</text:span><text:span text:style-name="T123"> and sp</text:span><text:span text:style-name="T114">un</text:span><text:span text:style-name="T123"> an orb of moonlight, blue as Celcerul, and thr</text:span><text:span text:style-name="T114">ew</text:span><text:span text:style-name="T123"> it from the temple rotunda. It r</text:span><text:span text:style-name="T114">ose</text:span><text:span text:style-name="T123"> above the city, and the ruins bathed in its light. The Waith on the streets blink</text:span><text:span text:style-name="T114">ed</text:span><text:span text:style-name="T123"> and </text:span><text:span text:style-name="T114">found</text:span><text:span text:style-name="T123"> themselves still facing the blood-traitors of Rhach Nithos, the Rotasere. All lower</text:span><text:span text:style-name="T114">ed</text:span><text:span text:style-name="T123"> their weapons as the island thunder</text:span><text:span text:style-name="T114">ed</text:span><text:span text:style-name="T123"> under the mighty form of Uygun, who snake</text:span><text:span text:style-name="T114">d</text:span><text:span text:style-name="T123"> his neck upwards towards the dome of black that was the sky. </text:span><text:span text:style-name="T114">He looked out over the world and called out, “This is more than night. We are in a deeper darkness…” The sky seemed opaque like black stone, and the distant sea was blurred and quiet.</text:span></text:p>
      <text:p text:style-name="P14"><text:span text:style-name="T123"><text:tab/></text:span><text:span text:style-name="T114">The Rhach Nithos whispered to </text:span><text:span text:style-name="T124">Esteon, who he had been battling,</text:span><text:span text:style-name="T114"> “What is this? What treachery ha</text:span><text:span text:style-name="T124">s</text:span><text:span text:style-name="T114"> your </text:span><text:span text:style-name="T124">teacher</text:span><text:span text:style-name="T114"> tried?” As he spoke, the people of Uruzil began to call out in shock and pain. The Waith and Rotasere and Onear alike looked down at their hands and saw that they were fading into the darkness around them. Uygun bellowed out into the endless night and twisted to the temple dais where Eres stood. “My lady Eres, </text:span><text:span text:style-name="T125">can you explain what is happening?”</text:span></text:p>
      <text:p text:style-name="P14"><text:span text:style-name="T125"><text:tab/>Eres looked to the giant serpent, whose edges were beginning to meld themselves into the distant sky behind them, and spoke, her voice filled with sadness. “This was </text:span><text:span text:style-name="T126">not what I wanted…Finiel, when he released the power of Corilya, it fed the black gem and made it hungrier. I believe it has devoured us. </text:span><text:span text:style-name="T127">N</text:span><text:span text:style-name="T126">ow we enter the realm of mystery; I only hope that Rinadure is safe, for we are not.”</text:span></text:p>
      <text:p text:style-name="P26"><text:tab/><text:span text:style-name="T96">Rhach Nithos called to his soldiers in the streets below the temple of Eres, bellowing out, “The battle is not yet closed! Fight, throw yourself against this dark magic!” But as the Rotasere jabbed their spears into the Waith and Annonear, the weapons passed through their bodies like smoke.</text:span></text:p>
      <text:p text:style-name="P26"><text:tab/><text:span text:style-name="T96">Uygun coiled himself around </text:span><text:span text:style-name="T97">the great temple dais where Eres stood. “Come, speak to your people.” The solemn woman nodded, and began down the great steps into the streets below. Uygun followed, carrying the body of Ralun on his back. The great blue light followed Eres as she moved, and it drew the attention of all across the city and the island. They gathered from the bloody fields and forests, from the broken streets and burning buildings. </text:span><text:span text:style-name="T104">Esteon came and stood beside Eres and Uygun.</text:span><text:span text:style-name="T97"> They waited, slowly vanishing, as Eres spoke. “The war is over, the battle is done, and all share the same fate. I have undone the err of my elders and released the three-fold-atta Hera’roilya from its prison beneath the world.” She explained to all the truth of how magic came to be, the mistakes and failures on all sides. She mourned the deaths of her brothers, Ralun and Finiel, and Uygun placed the former’s body on the cold stone in front of the queen. Eres told of her actions—of the creation of Andolem and her belief on the state of all around her: they were trapped, and there was no way out. Her words were met with dismay, with muffled cries of children and mothers and soldiers. </text:span><text:span text:style-name="T98">She speaks on the words that Guire had left her, that the Waith would have a legacy of a new people—and she wishes too that the Loss’kelvar and Onear might too be survived by some to carry on their traditions and their culture. She speaks of sympathy, empathy, and regret.</text:span></text:p>
      <text:p text:style-name="P26"><text:soft-page-break/><text:tab/><text:span text:style-name="T98">Eres continued, “I do not know what awaits us in this place. I do not know if we can live here as we lived before, </text:span><text:span text:style-name="T99">but we will learn. </text:span><text:span text:style-name="T100">What I do know is that none of you go alone into the coming darkness—</text:span><text:span text:style-name="T101">do not let it take you gently.”</text:span></text:p>
      <text:p text:style-name="P26"><text:tab/><text:span text:style-name="T101">The light began to fade, the people began to disappear. Eres began to sing the Vahalis, the ghostly words filling the city with pride. By the fifth verse, all were gone. Eres looked down the long street of the empty city. It was her turn.</text:span></text:p>
      <text:p text:style-name="P27"><text:tab/><text:span text:style-name="T101">The evanescence took each separately, plunging each mind into a feigned world that did not know mercy. Some suffered that world for many thousands of years, at times roiling in the pain of their own creation.</text:span></text:p>
      <text:p text:style-name="P27"/>
      <text:p text:style-name="P27"><text:span text:style-name="T101">71,000 BBT—Vash Bash saw. </text:span><text:span text:style-name="T102">He did not know where he was. It seemed like he was floating in opaque darkness, but as his eyes adjusted they began to see colors, points of muted light, and swathes of movement. He looked down and saw nothing—he had no body, no form. As he considered this fact, the fact changed. Ribs appeared around a dark chest, and arms came from his shoulders. Wisps of shadow extended down from his waist, and below them grass appeared. He looked up, and he was in a dimly lit forest, the spaces in the trees giving way to the reds and blues of the universe around him. He moved through the forest, thinking about what had happened to him.</text:span></text:p>
      <text:p text:style-name="P28"><text:tab/><text:span text:style-name="T102">The evanescence of Vash Bash was swift. He didn’t even feel his body get torn apart. He could only feel his hatred, his disgust, and his disbelief in what had befallen the red eye of Keleshe. It was destroyed. Shattered. The doorway to Keleshe was once again closed, and the Loss’kelvar were once again plunged into timelessness. At least he thought—there were many Loss’kelvar that were killed multiple times in the war. Few bothered to have new cubs. There may only be a handful of Loss’kelvar remaining, if any. </text:span><text:span text:style-name="T103">The disaster was not only for those that lived, for not only was Keleshe closed, but she was blinded! An eye had been ripped from her socket and torn asunder; the eye in which the ancestors of the Loss’kelvar lived in eternal hunt. His ancestors were lost, and the Waith caused it. </text:span><text:span text:style-name="T102">His people were gone, and the Waith caused it. The Waith and their </text:span><text:span text:style-name="T6">magic</text:span><text:span text:style-name="T17">. </text:span><text:span text:style-name="T19">And for what? The Loss’kelvar had never fought with the Waith, had never deserved this fate. </text:span><text:span text:style-name="T18">Magic given by the one known to the Waith as Hera’roilya, or so he was known, before he died.</text:span></text:p>
      <text:p text:style-name="P28"><text:span text:style-name="T18"><text:tab/></text:span><text:span text:style-name="T19">Fire burned inside Vash Bash’s new chest. He may be trapped, but the Waith had made a mistake in not destroying him. This dark realm could not hold him—not entirely, at least not while he held the treasure that the Waith so carefully guarded. He lifted his hand, and there was Onsinta, a small glimmering pearl of power. He howled into the darkness and vanished in search of a place to wait </text:span><text:span text:style-name="T20">and learn</text:span><text:span text:style-name="T19">.</text:span></text:p>
      <text:p text:style-name="P44"/>
      <text:p text:style-name="P1">65,000 BBT-- Long did <text:span text:style-name="T108">Naa’roleith</text:span> search Andolem for Vash Bash, <text:span text:style-name="T109">and only after appealing to Herya’rosintilya was Naa’roleith able to locate the cursed being.</text:span> <text:span text:style-name="T110">Vash Bash was hiding in his dark cave-like realm when the Shard’s voice echoed from the cave entrance. Vash Bash started and turned towards the being—he should have been </text:span><text:soft-page-break/><text:span text:style-name="T110">impossible to find under the power of Onsinta! How had this person found him? </text:span>Vash Bash held Onsinta close to him.</text:p>
      <text:p text:style-name="P1"><text:tab/><text:span text:style-name="T110">Naa’roleith jauntily walked into the cave and stood in front of the horrifying visage of Vash Bash. “I am called Naa’roleith. I have a proposition for you.”</text:span></text:p>
      <text:p text:style-name="P1"><text:tab/><text:span text:style-name="T110">Vash Bash had learned the Waithi tongue and thus understood the name, but he did not know the nature of the being in front of him. He asked in a hoarse voice, “You are called Naa’roleith, yes, but who are you truly? How have you come to find me here?”</text:span></text:p>
      <text:p text:style-name="P1"><text:tab/><text:span text:style-name="T110">Naa’roleith told him of the other Shards, the other remnants of Power that came to be after the Ora Lupei. Vash Bash felt his fury boil up within him as he learned that the being that gave the Waith their cursed magic was still survived by these Shards. He lashed out at Naa’roleith, but the Shard was too quick, too unpredictable to strike. As Naa’roleith evaded Vash Bash’s claws with each strike, he spoke on, “This proposition of mine may benefit you. </text:span><text:span text:style-name="T107">In fact, I believe if you refuse my proposition then you will be condemning yourself to be forever lost in here. Ah! Yes, I have caught your interest now. I know what you have in your possession, the thing called Onsinta. I wish but a cord from it, and a cord from Corilya which I know too that you possess. These two cords, quite invaluable, in exchange for a perfectly pure form of slow revenge.”</text:span></text:p>
      <text:p text:style-name="P2"><text:tab/><text:span text:style-name="T107">Vash Bash halted his assault on the Shard and listened. Naa’roleith explained the deal to him, a deal which Hera’rocoia was not aware of. Naa’roleith would take the two cords in exchange for a cutting of Selor. The bond between Onsinta and Selor would be strong, and the possession of a cutting would allow Vash Bash to speak through Selor unbeknownst to her. Wherever she was, he would be too.</text:span> The deal was made.</text:p>
      <text:p text:style-name="P44"/>
      <text:p text:style-name="P29"><text:span text:style-name="T38">63,000 BBT—Hel Viharok parted for the powerful mind of Uygun. His journey was far less forgiving than that of Vash Bash. The powerful Annonear’s </text:span><text:span text:style-name="T39">experience brought him low and fed on his most vulnerable secrets, his deep-seated fears, his </text:span><text:span text:style-name="T40">shallow</text:span><text:span text:style-name="T39"> strength</text:span><text:span text:style-name="T20">s</text:span><text:span text:style-name="T39">. </text:span><text:span text:style-name="T20">He emerged from Ora Lupei as a brash warrior who stood to defend those who had helped him. His love for Renno helped him rise to the call of Ralun and confront Comenraan, who he defeated. During his evanescence, he was shown</text:span><text:span text:style-name="T39"> </text:span><text:span text:style-name="T20">echoes of those he trusted—or he though they were echoes. Eres was there, but her mind was twisted and her eyes were wild; she whispered to him, “There is no redemption except pain, Uygun, nothing we can do except hurt others. That is our call…” He saw </text:span><text:span text:style-name="T41">his Annonear people, and he saw Renno once more. Pain ripped through him as he looked upon his dead partner, and he promised himself that he would bring her back...he had to bring her back. </text:span><text:span text:style-name="T40">Uygun knew, though, that w</text:span><text:span text:style-name="T41">herever she was, it </text:span><text:span text:style-name="T40">was</text:span><text:span text:style-name="T41"> better than the darkness he was surrounded by. His mind wallowed for thousands of years, and eventually Uygun was consumed by his loss and his pain. He would do anything to see her again, and he cared only for her. </text:span><text:span text:style-name="T42">He had let her die. </text:span><text:span text:style-name="T40">He had let her people die.</text:span><text:span text:style-name="T42"> If he had acted, warned her of Comenraan’s treachery, she may have escaped Haloras. If he had used his power, he could have saved her. </text:span><text:span text:style-name="T41">As he awoke in Hel Viharok, the vast universe immediately gave way for the desire in Uygun’s mind. Renno appeared before him, wispy and bright. A vast coastline suddenly stretched behind Uygun, </text:span><text:span text:style-name="T42">and beyond it a deep ocean. </text:span><text:span text:style-name="T40">He was happy, suddenly. Content now that Renno was before </text:span><text:soft-page-break/><text:span text:style-name="T40">him. He shaped himself to match her, taking on the form of a tall Waith. W</text:span><text:span text:style-name="T42">hen he tried to take Renno’s hand, his simply passed through. </text:span><text:span text:style-name="T40">It was the final strike of Andolem.</text:span><text:span text:style-name="T42"> He shattered.</text:span></text:p>
      <text:p text:style-name="P45"><text:tab/>Uygun’s body exploded with monstrous tentacles, his form took on that of a mutated monster, and he screamed into the dark though no one was listening. He dove beneath the waves and curled himself under a hidden rock and wept. <text:span text:style-name="T105">Uygun sank into his own mind and let it shape his reality. </text:span>A hand touched his back then, and it was Renno, now real. She was here with him at last!</text:p>
      <text:p text:style-name="P45"><text:tab/>Uygun lived under the waves of his realm with Renno for uncounted years; though deep within himself he knew that this was all part of his own creation; that Renno wasn’t real. That she wasn’t back. But he couldn’t think about that, not while she was here.</text:p>
      <text:p text:style-name="P29"><text:span text:style-name="T42"><text:tab/></text:span><text:span text:style-name="T43">Uygun’s realm was Miri Ohuru, an aberrant ocean reflecting the darkness around it. At the bottom of the deep was a great volcanic growth, plumes of smoke billowing from the tunnels that winded through it. This was the Palace of Uygun, where the fallen Apotheid ruled. <text:s/></text:span></text:p>
      <text:p text:style-name="P45"/>
      <text:p text:style-name="P30"><text:span text:style-name="T19">6</text:span><text:span text:style-name="T16">1,000 BBT—Rhach Nithos </text:span><text:span text:style-name="T21">had been corrupted by the words of Vash Bash and cursed by Arndulin Nuragon for his treachery. </text:span><text:span text:style-name="T22">Throughout all the Ora Lupei, Rhach Nithos was blinded by his devotion to Vash Bash and Keleshe. </text:span><text:span text:style-name="T23">As he evanesced in Ad Elovii, the darkness turned his sight back upon his choices, showing him plainly the destruction and pain he wrought in his pursuit of justice for the Loss’kelvar. </text:span><text:span text:style-name="T24">His mind, rent apart by Vash Bash so many thousands of years before, was shaken to its foundation. Nithos began to rebuild himself. As he walked the endlessness of Ad Elovii, he realized that, to him, there was one truth that mattered most: the law of life and death, the purity of balance, and the good that each held. As the old world passed, a new </text:span><text:span text:style-name="T25">one </text:span><text:span text:style-name="T24">was born with a future far brighter than any foreseen by the Waith. </text:span><text:span text:style-name="T25">It is death that moves the world forward, and though it may bring sorrow, that sorrow gives way to strength and wisdom.</text:span></text:p>
      <text:p text:style-name="P30"><text:span text:style-name="T25"><text:tab/></text:span><text:span text:style-name="T26">The theft of Agash’Kelesh upset this balance; it removed the option of death for the Loss’kelvar. The words of Vash Bash had resonated within Nithos, and he had betrayed his people. Now, Nithos was no longer motivated by hate and pain but by law and hope. Those that defied death were Nithos’ enemies, and he wished to touch the world once again to spread this gospel.</text:span></text:p>
      <text:p text:style-name="P30"><text:span text:style-name="T26"><text:tab/>Yet Nithos held within him a shame larger than any: he had helped destroy his people, and he was cursed for it. As he evanesced, his blood remained: the blood of Keleshe that was cursed to remain forever. He was the very thing he wished to destroy: a being that defied death. He hid himself, knowing that he could never show himself, face himself, without betraying the trust of those he wished to guide. He wove a new mask, a good and lawful queen </text:span><text:span text:style-name="T27">and sought to hide away the blood that stained his true self. He pulled the magical energy of Hel Viharok around him and created a deep forest with a wondrous palace at its center. At the bottom of its bottomless dungeons he jailed his pulsing veins, his darkest secret, and from there he sent forth his new guise: the Raven Queen, whose </text:span><text:soft-page-break/><text:span text:style-name="T27">servants rode on the wings of birds. Another form he created as well, a giant black bird to compliment the queen. This was the Rook, which he sent from the castle to do his bidding while the queen watched over the grounds.</text:span></text:p>
      <text:p text:style-name="P46"><text:tab/></text:p>
      <text:p text:style-name="P30"><text:span text:style-name="T27"><text:tab/>-</text:span><text:span text:style-name="T32">Most of those trapped on Iniva had evanesced by this time. Though a majority were broken, there were some that survived. There was little meaning to life in Hel Viharok to those without powerful motivations, and most hid within small personal realms, trapped in eternal reveries. Some tried to communicate with each other, and over thousands of years a hybrid tongue of the Waith, Loss’kelvar, and Onear developed. </text:span><text:span text:style-name="T33">The </text:span><text:span text:style-name="T34">Lesser Auhrons began to refer to themselves of the Nayanzel, and their language was Nayanzelic.</text:span></text:p>
      <text:p text:style-name="P46"/>
      <text:p text:style-name="P31"><text:span text:style-name="T27">6</text:span><text:span text:style-name="T16">0,000 BBT—Esteon </text:span><text:span text:style-name="T28">stayed with Eres for many millennia as they evanesced. Together they felt the pain of being torn apart, and eventually they were separated. Alone in the dark, Esteon felt it plunge into his mind, his very soul. He was the child of a fallen nobility, the witness of pride turned to squalor. </text:span><text:span text:style-name="T29">He had been risen up to prominence by Eres but failed to save his people...his family. Was his family alive? Where they here, in the dark? Pure panic overwhelmed him. It became him. He remained this way for thousands of years, letting the worry fester and rot him from within. This is the state in which he awoke in Hel Viharok, and immediately he thought of his partner in atta, he thought of his children. The psychic nature of Hel Viharok bent to his mind, though Esteon did not intend it to. It took him to his family.</text:span></text:p>
      <text:p text:style-name="P31"><text:span text:style-name="T29"><text:tab/>Esteon saw them: mindless, formless monstrosities, magical energy twisted by the broken minds of those that did not overcome the evanescence. They were no longer the people Esteon loved. They had no eyes to look into, no bodies to embrace. Esteon’s worst fears were realized far more devastatingly than he ever anticipated.</text:span><text:span text:style-name="T28"> </text:span><text:span text:style-name="T29">He screamed into the endless universe around him and called the husks of his family to him. Around them, magical energy swirled and coalesced in the memory Esteon had stepped into: their last walk in the forest outside of Uruzil. The children had played in the stream, his partner had laughed and walked with Esteon hand in hand. They saw the old standing-stones from millennia past and sat for their mid-day meal. Esteon shook himself from the reverie, but the forest remained. He turned to his desiccated family and swore to fix them, to heal them and their minds and souls. No matter what he had to do he would do it. No matter how many impossibilities needed to be shattered he would do it. He felt the familiar panic simmer inside his new body, a dark sinewy writhing form, and he knew that it could not be controlled forever. He knew that he was not the same as when he entered; he was twisted and warped, touched by the darkness that evaporated his body. He called himself Haseduanth, and his realm was </text:span><text:span text:style-name="T30">Grozvo Kraj, a misty and veiled autumn forest.</text:span></text:p>
      <text:p text:style-name="P32"/>
      <text:p text:style-name="P33"><text:span text:style-name="T128">59,000 BBT—Eres, finally, aw</text:span><text:span text:style-name="T129">oke. For fourteen millennia she grappled with her evanescence, each day facing the worst of herself. </text:span><text:span text:style-name="T130">She was one of the most powerful magic users of her people. </text:span><text:span text:style-name="T131">She pulled an Anariima from the wide bowl of the universe </text:span><text:span text:style-name="T130">and gazed upon its infinite depths. She raised the mighty city of Uruzil from the ground, </text:span><text:soft-page-break/><text:span text:style-name="T130">every brick a testament to her power. She ruled in benevolence, and was</text:span><text:span text:style-name="T129"> the teacher of thousands of acolytes that otherwise may have starved. </text:span><text:span text:style-name="T130">She alone discovered the method to create a </text:span><text:span text:style-name="T7">new</text:span><text:span text:style-name="T44"> Anariima, and was one of the two Waith that saw her vision manifested. She unified her people. She fought for generations, outwitting the most devious of her enemies. She looked upon the face of Power and made the most pivotal choice in her life: she undid what her parents had done. She picked up the red moon Celegros and held it in her hands, feeling the weight of her choice like the weight of the moon itself. She let Power die to save her people. Yet she failed. She could not save her brothers, Finiel and Ralun, as one slew the other and then destroyed himself. She could not save her sister Renno as the hundreds of thousands of people in her city were killed. She could not save her city, as it fell to her own mistake. She created Andolem, and Andolem betrayed them all. She had suggested to her siblings so many millennia ago that they should have released Power as soon as they discovered the treachery of their parents—but she did not stand up for her belief. She did not stand up, and her entire race paid for it. </text:span><text:span text:style-name="T45">She tried to save them by releasing Celegros into the skies above Uruzil but ended up damning the millions of people on the island to eternal darkness within the very thing that she thought would save them.</text:span></text:p>
      <text:p text:style-name="P47"><text:tab/>Eres could not live with what she had done, with the failures she had made, with the lives she had destroyed. It seemed that the path meant for her was the path of death, pain, and evil. She accepted that, for a time. She wandered the shadowy halls of Ad Elovii believing that the only purpose for her was to destroy. To kill. To ruin the bright lives that dotted the world.</text:p>
      <text:p text:style-name="P34"><text:span text:style-name="T45"><text:tab/>After millennia more, </text:span><text:span text:style-name="T46">her hate had burned out.</text:span><text:span text:style-name="T45"> No sorrow </text:span><text:span text:style-name="T46">remained</text:span><text:span text:style-name="T45">. No happiness. There was nothing left within Eres. Her soul had given up, and she gave her power, finally, willingly, to the endless halls of the void. </text:span><text:span text:style-name="T47">She had been brought to nothing because of her actions.</text:span><text:span text:style-name="T45"> As the darkness pulled the final </text:span><text:span text:style-name="T48">scrap of Eres into it, </text:span><text:span text:style-name="T45">Selor formed from the shadow of Ad Elovii. </text:span><text:span text:style-name="T48">She looked down at her daughter, and spoke with a strong voice, “</text:span><text:span text:style-name="T46">It is easy to flounder in a world which you do not understand. </text:span><text:span text:style-name="T48">You created this place, Eres. You are its master. Command it, and it must obey.” </text:span><text:span text:style-name="T46">For the first time in fourteen thousand years, Eres pushed back. She looked into the hungry void and said, “Stop.”</text:span></text:p>
      <text:p text:style-name="P48"><text:tab/>And it did,</text:p>
      <text:p text:style-name="P35"><text:span text:style-name="T46"><text:tab/>For Eres was its master. Selor had revealed to her daughter the fundamental truth of any Anariima: that they owed their power to a single being, the being that created them or whatever being bested their creator. Eres had never truly been defeated, and so Andolem obeyed her. Not even the master of Andolem could command it to open, though, for that command could only be given from outside of its darkness. That was of no consequence to Eres at the end of her evanescence. She stood on legs suddenly conjured beneath her from the shadows as they rushed to her command. </text:span><text:span text:style-name="T58">In her hand was a cord of Corilya, the core of Lasafen which evanesced with Eres. </text:span><text:span text:style-name="T46">Selor spoke once more, “This world, like all worlds, is shaped by fundamental laws that constrain the change and chaos within. Learn these laws, these rules of the game, </text:span><text:span text:style-name="T49">these fundamental secrets,</text:span><text:span text:style-name="T46"> and you cannot be brought low. Use them as gambits </text:span><text:span text:style-name="T50">in a play to do as we did: change the </text:span><text:soft-page-break/><text:span text:style-name="T50">world. Learn the past of Power, for the heart of the laws </text:span><text:span text:style-name="T49">and secrets</text:span><text:span text:style-name="T50"> lies in his </text:span><text:span text:style-name="T49">genesis</text:span><text:span text:style-name="T50">. Teach others the laws of the multiverse and eventually you may build the perfect society. I will be with you, daughter, throughout it all.” Eres stepped into Hel Viharok. She was no longer empty; Selor had given her a task, though a seemingly impossible one. That was fine.</text:span></text:p>
      <text:p text:style-name="P49"><text:tab/>Eres had nothing but time.</text:p>
      <text:p text:style-name="P35"><text:span text:style-name="T50"><text:tab/></text:span><text:span text:style-name="T51">The place where she entered Hel Viharok was at the foot of a blazing star of magical energy, gargantuan beyond compare. With the slightest of thoughts, Eres </text:span><text:span text:style-name="T52">warped the magical energy into an impossible shape, a world with mountains and rivers and forests stretched along a flat bridge curving infinitely upward. This bridge is Scara, and at its base she creates the city Seladost, where she planned to bring servants under her control. She climbed the infinite bridge of Scara and hid upon its top a tall black doorway which seemed to ripple out from the nothingness upon which it was set.</text:span><text:span text:style-name="T51"> </text:span><text:span text:style-name="T52">Beyond the doorway, Eres created her realm: </text:span><text:span text:style-name="T53">Nesaprotami</text:span><text:span text:style-name="T52">, the Incomprehensible Halls. </text:span><text:span text:style-name="T54">This is where she made her throne, and where she pulled the strings that controlled worlds. </text:span><text:span text:style-name="T55">Here she </text:span><text:span text:style-name="T56">sought</text:span><text:span text:style-name="T55"> to become Master of all things: she was already Master of the Void. There was yet Magic, Time, Souls, and Space. </text:span><text:span text:style-name="T57">She would use the power to undo her mistakes: s</text:span><text:span text:style-name="T55">he would use the power to build a perfect place, </text:span><text:span text:style-name="T57">like she remembered her home</text:span><text:span text:style-name="T55">. A utopia. </text:span><text:span text:style-name="T56">Even if it meant ripping the multiverse apart.</text:span></text:p>
      <text:p text:style-name="P50"><text:tab/>The game had begun.</text:p>
      <text:p text:style-name="P51"/>
      <text:p text:style-name="P37"><text:span text:style-name="T31">5</text:span><text:span text:style-name="T16">8,000 BBT—</text:span><text:span text:style-name="T35">Eres sat in her high tower. </text:span><text:span text:style-name="T74">For the last thousand years, she studied the shadowy echoes in Ad Elovii. She recorded on tablets of black stone the effects of speaking to the nexus echoes and observed the manipulations she caused.</text:span></text:p>
      <text:p text:style-name="P36"><text:span text:style-name="T16"><text:tab/>She had stalked through the shadow-world of Ad Elovii and witnessed the changed world. </text:span><text:span text:style-name="T35">She saw Rinadure, the city where she was born, and the souls within it. She, in her experiments, had simply tested speaking to the echoes of the souls—</text:span><text:span text:style-name="T36">and saw a slight effect.<text:tab/></text:span><text:span text:style-name="T16">She saw the astar tribes, the legacy that Guire had promised her people. She did not need the legacy anymore; her people’s legacy would be created and driven by her alone, not her heretical father.</text:span></text:p>
      <text:p text:style-name="P38"><text:span text:style-name="T32"><text:tab/></text:span><text:span text:style-name="T37">With a rudimentary understanding of how to communicate with those in Mediul, Eres could further her research on the possibility of leaving Andolem.</text:span></text:p>
      <text:p text:style-name="P53"/>
      <text:p text:style-name="P60"><text:span text:style-name="T133">56,000 BBT—</text:span><text:span text:style-name="T134">After millennia more, Eres made little progress in influencing the material world. It was at this time that Eres made her most significant effort to date: s</text:span><text:span text:style-name="T135">he found a family with a new child in a horrible blizzard, and began speaking to the child and massaging her thoughts and actions. She protected the child through dangers innumerable and stayed with her for many hundreds of years. The child was Nixia, and after she met with the wolf-formed Hera’roba Eres planted the seed of an idea within Nixia’s mind. She wanted Nixia to retrieve the Anariima from the sky.</text:span></text:p>
      <text:p text:style-name="P54"/>
      <text:p text:style-name="P55"><text:soft-page-break/>54,991 BBT – Eres, with Nixia at the top of the Astalena, guided her hands and her mind towards the two points of light hidden within the field of stars.</text:p>
      <text:p text:style-name="P52"><text:tab/></text:p>
      <text:p text:style-name="P39"><text:span text:style-name="T31"><text:tab/>-</text:span><text:span text:style-name="T59">Naa’roleith returns to Andolem where he finds Selor, a magnificent tree floating in the endless darkness. She welcomes him as a friend, and he smiles as he takes her to the Eye of Ehlu, now trans</text:span><text:span text:style-name="T60">cendent throughout the Trium Planes. He places her upon a bed of leaves, and her roots dig into the impossibly soft grass. Her roots found the braid of the Anariima within the core of the island, and she held it close within her heart. She spoke to Naa’roleith, and to the other Shards as she felt Mediul again, “This heart is an extension of myself and shall serve to bear upon the worthy the power and knowledge of Hera’roilya.” She names the heart Imasteri, the Keeper of Knowledge.</text:span></text:p>
      <text:p text:style-name="P39"><text:span text:style-name="T60"><text:tab/>Se</text:span><text:span text:style-name="T61">lor’s roots sprout from the Eye of Ehlu and spread throughout Hel Viharok to the place of every nexus. The roots soak up the energy flowing into Andolem and grow into wondrous flowering trees </text:span><text:span text:style-name="T62">touched by the darkness surrounding them. The roots of Selor formed a forest, an endless realm of trees taking in magical energy and knowledge from the nexus they grew from. The trees were black of wood with pearly white leaves. The sap from these trees held the thoughts and memories and senses of the nexus they grew from. The wood, leaves, and sap of these trees had some substance to them, though they were pure magical energy like Selor. </text:span><text:span text:style-name="T63">Unlike most other things within Andolem, a traveler projected to Andolem could harvest pieces of Selor and return with them to Mediul. </text:span><text:span text:style-name="T64">This forest realm is Selora Mezh.</text:span></text:p>
      <text:p text:style-name="P56"><text:tab/>Extensions of Selor moved throughout Andolem and beyond. The Raven Queen implored Selor to keep a piece of her within the courtyard of the Castle of Memories, and she obliged. The Raven Queen used the tree to harvest the final memories of all those about to die and keep them manifest within the endless Castle.</text:p>
      <text:p text:style-name="P39"><text:span text:style-name="T63"><text:tab/>Naa'roleith kept his deal with Vash Bash as well, taking a sapling to the cursed being. Vash Bash smiled, knowing that the Shard had given him the key to manipulating Mediul. </text:span><text:span text:style-name="T65">He grew the sapling into a huge tree and he carved into it a shifting reality, a dark realm with its entrance within the trunk. </text:span><text:span text:style-name="T66">Within this realm his mind created the one thing he desired above all else: a mighty glowing echo of Agash’Kelesh. The light of the moon spilled out of it and ran down into a shimmering river. It was by this river that Vash Bash made his cave. </text:span><text:span text:style-name="T65">He hid his new realm with the power of Onsinta and waited, watched, saw everything that Selor saw.</text:span></text:p>
      <text:p text:style-name="P57"/>
      <text:p text:style-name="P40"><text:span text:style-name="T65">5</text:span><text:span text:style-name="T67">4,420 BBT – Eres spoke with Selor in the halls of Nesaprotami and learned of the Corilyan Shaping of the Gwenyn in Rinadure. Eres spent many hundreds of years learning the form and the techniques. She mastered the art and began to theorize on its uses within Andolem.</text:span></text:p>
      <text:p text:style-name="P58"/>
      <text:p text:style-name="P61"><text:span text:style-name="T136">53,420 BBT – </text:span><text:span text:style-name="T137">Having practiced Corilyan Shaping and pushed its abilities beyond any dreams of the Gwenyn, Eres finished developing the three magical methods of Andolem communion</text:span><text:span text:style-name="T138">. </text:span><text:span text:style-name="T137">As she paced in her halls, s</text:span><text:span text:style-name="T138">uddenly, she stopped. She had seen it in her head, </text:span><text:soft-page-break/><text:span text:style-name="T138">she saw the answer she sought and so much more. She smiled, finally realizing the genius of the Gwenyn who developed the mystical art. There was another way to influence Mediul, and there was a way to return. She had developed </text:span><text:span text:style-name="T139">in her thoughts </text:span><text:span text:style-name="T138">the method of creating and projecting an avatar into Andolem, and using that avatar as a foundation to transfer a Nayanzel’s persona out of Andolem.</text:span></text:p>
      <text:p text:style-name="P41"><text:span text:style-name="T68"><text:tab/></text:span><text:span text:style-name="T69">Eres stood and walked to the edge of Nesaprotami. She pulled magical energy from the space around her and cast it from Scara, a beacon rippling through all of Hel Viharok to call other Nayanzel to Seladost. It was time.</text:span></text:p>
      <text:p text:style-name="P41"><text:span text:style-name="T69"><text:tab/></text:span><text:span text:style-name="T70">The beacon permeated the endless Hel Viharok and spoke to all Nayanzel, and many thousands hearkened to it. They gathered around Seladost at the base of Scara and heard Eres’ words: “</text:span><text:span text:style-name="T71">No longer will you be lost! You shall each find a purpose here as my emissaries beyond the darkness. Yes, I have discovered a means by which we all can return to the world, return to the waters and the sky and the moons! I shall share this fate with you, though it will take the effort of all. Come, and enter the gates of my city.”</text:span></text:p>
      <text:p text:style-name="P41"><text:span text:style-name="T71"><text:tab/>Eres took these followers and began to train those who could be trained in magic. They would be her emissaries and her influences, forming cults around Mediul to sacrifice to her, Eres. Her followers, </text:span><text:span text:style-name="T75">her scribes,</text:span><text:span text:style-name="T71"> would collect the sacrifices as they came to Andolem and bring them to her </text:span><text:span text:style-name="T72">to devour. She needed magical energy, a lot of it, and souls were the source. She </text:span><text:span text:style-name="T73">devised an artifact to hold this energy until her eventual day of return to Mediul: the Hollow Symbol. She pulled a cord of Andolem from the very fabric around her and crafted from it a shining jeweled necklace that would absorb all things.</text:span></text:p>
      <text:p text:style-name="P59"/>
      <text:p text:style-name="P42"><text:span text:style-name="T73">5</text:span><text:span text:style-name="T16">1,000 BBT – Folly, Lineament of Certus, delves into Andolem to see firsthand the powers growing within the dark realm. The Lineament came across the forest Selora Mezh, within which Selor’s mind and power was ubiquitous. Selor, a servant of Artifex, brought forth the power of Imasteri and broke the mind of Folly. The Lineament was driven insane by the power of the artifact and was forced to remain within the dark forest, wandering foreverm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1T19:40:14.075612605</meta:creation-date>
    <meta:generator>LibreOffice/6.4.7.2$Linux_X86_64 LibreOffice_project/40$Build-2</meta:generator>
    <dc:date>2022-01-22T18:46:14.687133586</dc:date>
    <meta:editing-duration>P1DT13H44M47S</meta:editing-duration>
    <meta:editing-cycles>97</meta:editing-cycles>
    <meta:document-statistic meta:table-count="0" meta:image-count="0" meta:object-count="0" meta:page-count="11" meta:paragraph-count="81" meta:word-count="5925" meta:character-count="33158" meta:non-whitespace-character-count="27281"/>
  </office:meta>
</office:document-meta>
</file>